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_Copiando arquivos_</text:p>
      <text:p text:style-name="Standard"/>
      <text:p text:style-name="Standard">cp &gt; comando para cópia de arquivos</text:p>
      <text:p text:style-name="Standard"/>
      <text:p text:style-name="Standard">cp /home/joao/bancodedados.mdf /home/joao/backup/</text:p>
      <text:p text:style-name="Standard">copia o arquivo para a pasta backup</text:p>
      <text:p text:style-name="Standard"/>
      <text:p text:style-name="Standard">cp /home/joao/*.txt /home/joao/backup/</text:p>
      <text:p text:style-name="Standard">Copia todos os arquivos com extensão txt para a pasta backup</text:p>
      <text:p text:style-name="Standard"/>
      <text:p text:style-name="Standard">cp ./a* /home/joao/backup/</text:p>
      <text:p text:style-name="Standard">Copia todos os arquivos que começam com a letra a. Ignorará caso o diretório destino possua arquivos com mesmo nome e vai sobrepor</text:p>
      <text:p text:style-name="Standard"/>
      <text:p text:style-name="Standard">cp /home/joao/* /home/joao/backup/ -i</text:p>
      <text:p text:style-name="Standard">Copiará todos os arquivos e o -i fará com que peça confirmação para sobrepor os arquivos com mesmo nome</text:p>
      <text:p text:style-name="Standard"/>
      <text:p text:style-name="Standard">cp /home/joao/* /home/joao/backup/ -r</text:p>
      <text:p text:style-name="Standard">Copiará todos os arquivos e todas as pastas</text:p>
      <text:p text:style-name="Standard"/>
      <text:p text:style-name="Standard">cp /home/joao/* /home/joao/backup/ -r -v</text:p>
      <text:p text:style-name="Standard">Copiará todos os arquivos e todas as pastas e ativa o modo verbose, mostrando quais arquivos e pastas que foram copiados</text:p>
      <text:p text:style-name="Standard"/>
      <text:p text:style-name="Standard">*********************</text:p>
      <text:p text:style-name="Standard"/>
      <text:p text:style-name="Standard">_Renomeando Movendo arquivos_</text:p>
      <text:p text:style-name="Standard"/>
      <text:p text:style-name="Standard">mv /home/joao/bancodedados.mdf /home/joao/backup/</text:p>
      <text:p text:style-name="Standard">Move o arquivo para a pasta backup</text:p>
      <text:p text:style-name="Standard"/>
      <text:p text:style-name="Standard">cp /home/joao/* /home/joao/backup/ -i -v</text:p>
      <text:p text:style-name="Standard">Move todos os arquivos e pede confirmação</text:p>
      <text:p text:style-name="Standard"/>
      <text:p text:style-name="Standard">mv bancodedados.mdf banco_de_dados.dmf</text:p>
      <text:p text:style-name="Standard">renomeia o arquivo</text:p>
      <text:p text:style-name="Standard"/>
      <text:p text:style-name="Standard">*********************</text:p>
      <text:p text:style-name="Standard"/>
      <text:p text:style-name="Standard">_Iniciando, visualizando e encerrando um processo_</text:p>
      <text:p text:style-name="Standard"/>
      <text:p text:style-name="Standard">ps aux</text:p>
      <text:p text:style-name="Standard">Esse comando mostrará todos os processos em execução</text:p>
      <text:p text:style-name="Standard">a &gt; mostra processo de todos os usuários</text:p>
      <text:p text:style-name="Standard">u &gt; fornece o nome do usuario e hora que iniciou processo</text:p>
      <text:p text:style-name="Standard">x &gt; processos que foram executados fora do console</text:p>
      <text:p text:style-name="Standard"/>
      <text:p text:style-name="Standard">kill 12852</text:p>
      <text:p text:style-name="Standard">Derrubará o processo da id especificada</text:p>
      <text:p text:style-name="Standard"/>
      <text:p text:style-name="Standard">killall chrome</text:p>
      <text:p text:style-name="Standard"><text:soft-page-break/>Derrubará todos os processos do chrome</text:p>
      <text:p text:style-name="Standard"/>
      <text:p text:style-name="Standard">w</text:p>
      <text:p text:style-name="Standard">Esse comando mostra todos os usuários que estão logados</text:p>
      <text:p text:style-name="Standard"/>
      <text:p text:style-name="Standard">who -a</text:p>
      <text:p text:style-name="Standard">Mostra lista de usuários que estão logados e o PID</text:p>
      <text:p text:style-name="Standard"/>
      <text:p text:style-name="Standard">kill 2311</text:p>
      <text:p text:style-name="Standard">Encerra o processo de login de usuário ativo, sendo informado o PID do usuário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9T10:26:54.836000000</dc:date>
    <meta:editing-duration>PT2M20S</meta:editing-duration>
    <meta:editing-cycles>1</meta:editing-cycles>
    <meta:document-statistic meta:table-count="0" meta:image-count="0" meta:object-count="0" meta:page-count="2" meta:paragraph-count="39" meta:word-count="252" meta:character-count="1618" meta:non-whitespace-character-count="1405"/>
    <meta:generator>LibreOffice/7.3.0.3$Windows_X86_64 LibreOffice_project/0f246aa12d0eee4a0f7adcefbf7c878fc2238db3</meta:generator>
  </office:meta>
</office:document-meta>
</file>